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114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ff" fo:wrap-option="wrap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ibrating design V1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First attempt at calibrating the Dog Scale, <text:s/>April 10-12, 2016. <text:s/>4 load sensors combined before amplification.</text:p>
          </table:table-cell>
          <table:table-cell table:style-name="ce1" table:number-columns-repeated="13"/>
          <table:table-cell table:style-name="ce5"/>
          <table:table-cell table:style-name="ce1" table:number-columns-repeated="1009"/>
        </table:table-row>
        <table:table-row table:style-name="ro1" table:number-rows-repeated="2">
          <table:table-cell table:style-name="ce1" table:number-columns-repeated="14"/>
          <table:table-cell table:style-name="ce5"/>
          <table:table-cell table:style-name="ce1"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Calculating M and B assuming a linear relationship of weight and value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aw 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table:style-name="ce2" office:value-type="string" calcext:value-type="string">
            <text:p>Calculating error for a large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259852" calcext:value-type="float">
            <text:p>25985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[.B19]" office:value-type="float" office:value="314463.125" calcext:value-type="float">
            <text:p>314463.125</text:p>
          </table:table-cell>
          <table:table-cell table:style-name="ce3" table:number-columns-repeated="5"/>
          <table:table-cell/>
          <table:table-cell table:style-name="ce3" office:value-type="float" office:value="265.70925" calcext:value-type="float">
            <text:p>265.7092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91" calcext:value-type="float">
            <text:p>259891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[.B31]" office:value-type="float" office:value="368162.166666667" calcext:value-type="float">
            <text:p>368162.166666667</text:p>
          </table:table-cell>
          <table:table-cell table:style-name="ce3" table:formula="of:=[.E7]-[.E6]" office:value-type="float" office:value="53699.0416666667" calcext:value-type="float">
            <text:p>53699.0416666667</text:p>
          </table:table-cell>
          <table:table-cell table:style-name="ce3" table:formula="of:=[.F7]/5" office:value-type="float" office:value="10739.8083333333" calcext:value-type="float">
            <text:p>10739.8083333333</text:p>
          </table:table-cell>
          <table:table-cell table:style-name="ce3"/>
          <table:table-cell table:style-name="ce3" table:formula="of:=[.E7]-([.H10]*[.D7])" office:value-type="float" office:value="259848.865530303" calcext:value-type="float">
            <text:p>259848.865530303</text:p>
          </table:table-cell>
          <table:table-cell table:style-name="ce3"/>
          <table:table-cell/>
          <table:table-cell table:style-name="ce3" office:value-type="float" office:value="266.3536" calcext:value-type="float">
            <text:p>266.3536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1" calcext:value-type="float">
            <text:p>25984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[.B43]" office:value-type="float" office:value="422683" calcext:value-type="float">
            <text:p>422683</text:p>
          </table:table-cell>
          <table:table-cell table:style-name="ce3" table:formula="of:=[.E8]-[.E7]" office:value-type="float" office:value="54520.8333333333" calcext:value-type="float">
            <text:p>54520.8333333333</text:p>
          </table:table-cell>
          <table:table-cell table:style-name="ce3" table:formula="of:=[.F8]/5" office:value-type="float" office:value="10904.1666666667" calcext:value-type="float">
            <text:p>10904.1666666667</text:p>
          </table:table-cell>
          <table:table-cell table:style-name="ce3"/>
          <table:table-cell table:style-name="ce3" table:formula="of:=[.E8]-([.H10]*[.D8])" office:value-type="float" office:value="260213.048295454" calcext:value-type="float">
            <text:p>260213.048295454</text:p>
          </table:table-cell>
          <table:table-cell table:style-name="ce3"/>
          <table:table-cell/>
          <table:table-cell table:style-name="ce3" office:value-type="float" office:value="265.75393" calcext:value-type="float">
            <text:p>265.7539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54" calcext:value-type="float">
            <text:p>259854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[.B52]" office:value-type="float" office:value="477253.222222222" calcext:value-type="float">
            <text:p>477253.222222222</text:p>
          </table:table-cell>
          <table:table-cell table:style-name="ce3" table:formula="of:=[.E9]-[.E8]" office:value-type="float" office:value="54570.2222222223" calcext:value-type="float">
            <text:p>54570.2222222223</text:p>
          </table:table-cell>
          <table:table-cell table:style-name="ce3" table:formula="of:=[.F9]/5" office:value-type="float" office:value="10914.0444444444" calcext:value-type="float">
            <text:p>10914.0444444444</text:p>
          </table:table-cell>
          <table:table-cell table:style-name="ce3"/>
          <table:table-cell table:style-name="ce3" table:formula="of:=[.E9]-([.H10]*[.D9])" office:value-type="float" office:value="260626.619949495" calcext:value-type="float">
            <text:p>260626.619949495</text:p>
          </table:table-cell>
          <table:table-cell table:style-name="ce3"/>
          <table:table-cell/>
          <table:table-cell table:style-name="ce3" office:value-type="float" office:value="266.00979" calcext:value-type="float">
            <text:p>266.0097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34" calcext:value-type="float">
            <text:p>259834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[.B63]" office:value-type="float" office:value="531089.727272727" calcext:value-type="float">
            <text:p>531089.727272727</text:p>
          </table:table-cell>
          <table:table-cell table:style-name="ce3" table:formula="of:=[.E10]-[.E9]" office:value-type="float" office:value="53836.5050505051" calcext:value-type="float">
            <text:p>53836.5050505051</text:p>
          </table:table-cell>
          <table:table-cell table:style-name="ce3" table:formula="of:=[.F10]/5" office:value-type="float" office:value="10767.301010101" calcext:value-type="float">
            <text:p>10767.301010101</text:p>
          </table:table-cell>
          <table:table-cell table:style-name="ce4" table:formula="of:=AVERAGE([.G7:.G10])" office:value-type="float" office:value="10831.3301136364" calcext:value-type="float">
            <text:p>10831.3301136364</text:p>
          </table:table-cell>
          <table:table-cell table:style-name="ce3" table:formula="of:=[.E10]-([.H10]*[.D10])" office:value-type="float" office:value="260306.474431818" calcext:value-type="float">
            <text:p>260306.474431818</text:p>
          </table:table-cell>
          <table:table-cell table:style-name="ce4" table:formula="of:=AVERAGE([.I7:.I10])" office:value-type="float" office:value="260248.752051768" calcext:value-type="float">
            <text:p>260248.752051768</text:p>
          </table:table-cell>
          <table:table-cell/>
          <table:table-cell table:style-name="ce3" office:value-type="float" office:value="265.91061" calcext:value-type="float">
            <text:p>265.9106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7" calcext:value-type="float">
            <text:p>259847</text:p>
          </table:table-cell>
          <table:table-cell table:formula="of:=SUM([.A6:.A11])/6" office:value-type="float" office:value="259853.166666667" calcext:value-type="float">
            <text:p>259853.16666666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SCALE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/>
          <table:table-cell table:style-name="ce3" office:value-type="float" office:value="266.16018" calcext:value-type="float">
            <text:p>266.160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535" calcext:value-type="float">
            <text:p>314535</text:p>
          </table:table-cell>
          <table:table-cell table:number-columns-repeated="10"/>
          <table:table-cell table:style-name="ce3" office:value-type="float" office:value="266.22711" calcext:value-type="float">
            <text:p>266.2271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64" calcext:value-type="float">
            <text:p>314464</text:p>
          </table:table-cell>
          <table:table-cell table:number-columns-repeated="10"/>
          <table:table-cell table:style-name="ce3" office:value-type="float" office:value="266.25988" calcext:value-type="float">
            <text:p>266.2598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59" calcext:value-type="float">
            <text:p>314459</text:p>
          </table:table-cell>
          <table:table-cell table:number-columns-repeated="10"/>
          <table:table-cell table:style-name="ce3" office:value-type="float" office:value="266.18704" calcext:value-type="float">
            <text:p>266.18704</text:p>
          </table:table-cell>
          <table:table-cell table:style-name="ce3" table:formula="of:=AVERAGE([.L6:.L14])" office:value-type="float" office:value="266.063487777778" calcext:value-type="float">
            <text:p>266.063487777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314479" calcext:value-type="float">
            <text:p>314479</text:p>
          </table:table-cell>
          <table:table-cell table:number-columns-repeated="10"/>
          <table:table-cell table:style-name="ce3"/>
          <table:table-cell table:style-name="ce3" office:value-type="float" office:value="264.1" calcext:value-type="float">
            <text:p>264.1</text:p>
          </table:table-cell>
          <table:table-cell table:style-name="ce3" table:formula="of:=(ABS([.M14]-[.M15])/[.M15])" office:value-type="float" office:value="0.00743463755311527" calcext:value-type="float">
            <text:p>0.0074346376</text:p>
          </table:table-cell>
          <table:table-cell table:style-name="ce9" office:value-type="string" calcext:value-type="string">
            <text:p>So it's .7% off, which isn't bad at all.</text:p>
          </table:table-cell>
          <table:table-cell table:number-columns-repeated="1009"/>
        </table:table-row>
        <table:table-row table:style-name="ro3">
          <table:table-cell office:value-type="float" office:value="314430" calcext:value-type="float">
            <text:p>314430</text:p>
          </table:table-cell>
          <table:table-cell table:number-columns-repeated="3"/>
          <table:table-cell table:style-name="ce2" office:value-type="string" calcext:value-type="string">
            <text:p>Calculating short term noise</text:p>
          </table:table-cell>
          <table:table-cell table:style-name="ce2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For a 44 lb dog, that's about 1/3 of a lb, which is not bad for a first shot at calibration</text:p>
          </table:table-cell>
          <table:table-cell table:number-columns-repeated="1009"/>
        </table:table-row>
        <table:table-row table:style-name="ro2">
          <table:table-cell office:value-type="float" office:value="314434" calcext:value-type="float">
            <text:p>314434</text:p>
          </table:table-cell>
          <table:table-cell table:number-columns-repeated="3"/>
          <table:table-cell table:style-name="ce3" office:value-type="float" office:value="-0.02382" calcext:value-type="float">
            <text:p>-0.0238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56" calcext:value-type="float">
            <text:p>314456</text:p>
          </table:table-cell>
          <table:table-cell table:number-columns-repeated="3"/>
          <table:table-cell table:style-name="ce3" office:value-type="float" office:value="-0.02899" calcext:value-type="float">
            <text:p>-0.02899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48" calcext:value-type="float">
            <text:p>314448</text:p>
          </table:table-cell>
          <table:table-cell table:formula="of:=SUM([.A12:.A19]) / 8" office:value-type="float" office:value="314463.125" calcext:value-type="float">
            <text:p>314463.1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-0.02502" calcext:value-type="float">
            <text:p>-0.0250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21" calcext:value-type="float">
            <text:p>368121</text:p>
          </table:table-cell>
          <table:table-cell table:number-columns-repeated="3"/>
          <table:table-cell table:style-name="ce3" office:value-type="float" office:value="-0.02742" calcext:value-type="float">
            <text:p>-0.0274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70" calcext:value-type="float">
            <text:p>3681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2" office:value-type="string" calcext:value-type="string">
            <text:p>Calculating the error of an increment above high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368171" calcext:value-type="float">
            <text:p>368171</text:p>
          </table:table-cell>
          <table:table-cell table:number-columns-repeated="3"/>
          <table:table-cell table:style-name="ce3" office:value-type="float" office:value="-0.02299" calcext:value-type="float">
            <text:p>-0.0229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9318" calcext:value-type="float">
            <text:p>271.793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0" calcext:value-type="float">
            <text:p>368180</text:p>
          </table:table-cell>
          <table:table-cell table:number-columns-repeated="3"/>
          <table:table-cell table:style-name="ce3" office:value-type="float" office:value="-0.02234" calcext:value-type="float">
            <text:p>-0.0223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2863" calcext:value-type="float">
            <text:p>271.7286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78" calcext:value-type="float">
            <text:p>368178</text:p>
          </table:table-cell>
          <table:table-cell table:number-columns-repeated="3"/>
          <table:table-cell table:style-name="ce3" office:value-type="float" office:value="-0.02585" calcext:value-type="float">
            <text:p>-0.02585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6771" calcext:value-type="float">
            <text:p>271.5677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5" calcext:value-type="float">
            <text:p>368185</text:p>
          </table:table-cell>
          <table:table-cell table:number-columns-repeated="3"/>
          <table:table-cell table:style-name="ce3" office:value-type="float" office:value="-0.02327" calcext:value-type="float">
            <text:p>-0.0232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2255" calcext:value-type="float">
            <text:p>271.6225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5" calcext:value-type="float">
            <text:p>368145</text:p>
          </table:table-cell>
          <table:table-cell table:number-columns-repeated="3"/>
          <table:table-cell table:style-name="ce3" office:value-type="float" office:value="-0.02936" calcext:value-type="float">
            <text:p>-0.0293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6439" calcext:value-type="float">
            <text:p>271.6643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631" calcext:value-type="float">
            <text:p>-0.02631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46395" calcext:value-type="float">
            <text:p>271.4639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2" calcext:value-type="float">
            <text:p>368182</text:p>
          </table:table-cell>
          <table:table-cell table:number-columns-repeated="3"/>
          <table:table-cell table:style-name="ce3" office:value-type="float" office:value="-0.02087" calcext:value-type="float">
            <text:p>-0.0208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1157" calcext:value-type="float">
            <text:p>271.71157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373" calcext:value-type="float">
            <text:p>-0.02373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5258" calcext:value-type="float">
            <text:p>271.5525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67" calcext:value-type="float">
            <text:p>368167</text:p>
          </table:table-cell>
          <table:table-cell table:number-columns-repeated="3"/>
          <table:table-cell table:style-name="ce3" office:value-type="float" office:value="-0.02059" calcext:value-type="float">
            <text:p>-0.0205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845" calcext:value-type="float">
            <text:p>271.6384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59" calcext:value-type="float">
            <text:p>368159</text:p>
          </table:table-cell>
          <table:table-cell table:formula="of:=SUM([.A20:.A31])/12" office:value-type="float" office:value="368162.166666667" calcext:value-type="float">
            <text:p>368162.1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-0.02964" calcext:value-type="float">
            <text:p>-0.0296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99954" calcext:value-type="float">
            <text:p>271.99954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 office:value-type="float" office:value="-0.0216" calcext:value-type="float">
            <text:p>-0.021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928" calcext:value-type="float">
            <text:p>271.6392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54" calcext:value-type="float">
            <text:p>422654</text:p>
          </table:table-cell>
          <table:table-cell table:number-columns-repeated="3"/>
          <table:table-cell table:style-name="ce3" office:value-type="float" office:value="-0.02317" calcext:value-type="float">
            <text:p>-0.0231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89492" calcext:value-type="float">
            <text:p>271.89492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vg-myweight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422670" calcext:value-type="float">
            <text:p>4226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0751" calcext:value-type="float">
            <text:p>271.60751</text:p>
          </table:table-cell>
          <table:table-cell table:style-name="ce3" table:formula="of:=AVERAGE([.L22:.L34])" office:value-type="float" office:value="271.683404615385" calcext:value-type="float">
            <text:p>271.6834046154</text:p>
          </table:table-cell>
          <table:table-cell table:style-name="ce3" table:formula="of:=[.M34]-[.M14]" office:value-type="float" office:value="5.61991683760687" calcext:value-type="float">
            <text:p>5.6199168376</text:p>
          </table:table-cell>
          <table:table-cell table:style-name="ce8" office:value-type="string" calcext:value-type="string">
            <text:p>Incremental error is big:</text:p>
          </table:table-cell>
          <table:table-cell table:number-columns-repeated="1009"/>
        </table:table-row>
        <table:table-row table:style-name="ro4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493" calcext:value-type="float">
            <text:p>-0.02493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A 5 lb weight measures 5.6 lbs when added to 266 lbs</text:p>
          </table:table-cell>
          <table:table-cell table:number-columns-repeated="1009"/>
        </table:table-row>
        <table:table-row table:style-name="ro2">
          <table:table-cell office:value-type="float" office:value="422731" calcext:value-type="float">
            <text:p>422731</text:p>
          </table:table-cell>
          <table:table-cell table:number-columns-repeated="3"/>
          <table:table-cell table:style-name="ce3" office:value-type="float" office:value="-0.02336" calcext:value-type="float">
            <text:p>-0.02336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9" calcext:value-type="float">
            <text:p>422689</text:p>
          </table:table-cell>
          <table:table-cell table:number-columns-repeated="3"/>
          <table:table-cell table:style-name="ce3" office:value-type="float" office:value="-0.02641" calcext:value-type="float">
            <text:p>-0.0264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703" calcext:value-type="float">
            <text:p>422703</text:p>
          </table:table-cell>
          <table:table-cell table:number-columns-repeated="3"/>
          <table:table-cell table:style-name="ce3" office:value-type="float" office:value="-0.02539" calcext:value-type="float">
            <text:p>-0.02539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751" calcext:value-type="float">
            <text:p>-0.0275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95" calcext:value-type="float">
            <text:p>422695</text:p>
          </table:table-cell>
          <table:table-cell table:number-columns-repeated="3"/>
          <table:table-cell table:style-name="ce3" office:value-type="float" office:value="-0.02197" calcext:value-type="float">
            <text:p>-0.02197</text:p>
          </table:table-cell>
          <table:table-cell table:style-name="ce3" table:formula="of:=AVERAGE([.E17:.E40])" office:value-type="float" office:value="-0.0248358333333333" calcext:value-type="float">
            <text:p>-0.0248358333</text:p>
          </table:table-cell>
          <table:table-cell table:style-name="ce3" table:formula="of:=STDEV([.E17:.E40] )" office:value-type="float" office:value="0.00258849111103053" calcext:value-type="float">
            <text:p>0.0025884911</text:p>
          </table:table-cell>
          <table:table-cell table:style-name="ce3" table:formula="of:=[.G40]*3" office:value-type="float" office:value="0.00776547333309158" calcext:value-type="float">
            <text:p>0.0077654733</text:p>
          </table:table-cell>
          <table:table-cell table:number-columns-repeated="1016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Std Dev * 3</text:p>
          </table:table-cell>
          <table:table-cell table:number-columns-repeated="1016"/>
        </table:table-row>
        <table:table-row table:style-name="ro2">
          <table:table-cell office:value-type="float" office:value="422661" calcext:value-type="float">
            <text:p>422661</text:p>
          </table:table-cell>
          <table:table-cell table:number-columns-repeated="1023"/>
        </table:table-row>
        <table:table-row table:style-name="ro2">
          <table:table-cell office:value-type="float" office:value="422669" calcext:value-type="float">
            <text:p>422669</text:p>
          </table:table-cell>
          <table:table-cell table:formula="of:=SUM([.A32:.A43])/12" office:value-type="float" office:value="422683" calcext:value-type="float">
            <text:p>42268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Measuring creep (long term drift)</text:p>
          </table:table-cell>
          <table:table-cell table:style-name="ce2" table:number-columns-repeated="9"/>
          <table:table-cell table:style-name="ce7"/>
          <table:table-cell table:number-columns-repeated="1009"/>
        </table:table-row>
        <table:table-row table:style-name="ro2">
          <table:table-cell office:value-type="float" office:value="477344" calcext:value-type="float">
            <text:p>477344</text:p>
          </table:table-cell>
          <table:table-cell table:number-columns-repeated="3"/>
          <table:table-cell table:style-name="ce3" office:value-type="string" calcext:value-type="string">
            <text:p>Weight at 10:30pm Apr 10</text:p>
          </table:table-cell>
          <table:table-cell table:style-name="ce3"/>
          <table:table-cell table:style-name="ce3" office:value-type="string" calcext:value-type="string">
            <text:p>Weight at 10:54pm Apr 10</text:p>
          </table:table-cell>
          <table:table-cell table:style-name="ce3"/>
          <table:table-cell table:style-name="ce3" office:value-type="string" calcext:value-type="string">
            <text:p>Weight at 7:35am April 11</text:p>
          </table:table-cell>
          <table:table-cell table:style-name="ce3"/>
          <table:table-cell table:style-name="ce3" office:value-type="string" calcext:value-type="string">
            <text:p>At 9:07pm Apr 11</text:p>
          </table:table-cell>
          <table:table-cell table:style-name="ce3"/>
          <table:table-cell table:style-name="ce3" office:value-type="string" calcext:value-type="string">
            <text:p>7:30pm Apr 12</text:p>
          </table:table-cell>
          <table:table-cell table:style-name="ce3"/>
          <table:table-cell table:style-name="ce8" office:value-type="string" calcext:value-type="string">
            <text:p>zero weight after all that</text:p>
          </table:table-cell>
          <table:table-cell office:value-type="string" calcext:value-type="string">
            <text:p>zero 10pm Apr 13</text:p>
          </table:table-cell>
          <table:table-cell table:number-columns-repeated="1008"/>
        </table:table-row>
        <table:table-row table:style-name="ro2">
          <table:table-cell office:value-type="float" office:value="477224" calcext:value-type="float">
            <text:p>477224</text:p>
          </table:table-cell>
          <table:table-cell table:number-columns-repeated="3"/>
          <table:table-cell table:style-name="ce3" office:value-type="float" office:value="25.10692" calcext:value-type="float">
            <text:p>25.10692</text:p>
          </table:table-cell>
          <table:table-cell table:style-name="ce3"/>
          <table:table-cell table:style-name="ce3" office:value-type="float" office:value="25.09353" calcext:value-type="float">
            <text:p>25.09353</text:p>
          </table:table-cell>
          <table:table-cell table:style-name="ce3"/>
          <table:table-cell table:style-name="ce3" office:value-type="float" office:value="25.03481" calcext:value-type="float">
            <text:p>25.03481</text:p>
          </table:table-cell>
          <table:table-cell table:style-name="ce3"/>
          <table:table-cell table:style-name="ce3" office:value-type="float" office:value="24.9796" calcext:value-type="float">
            <text:p>24.9796</text:p>
          </table:table-cell>
          <table:table-cell table:style-name="ce3"/>
          <table:table-cell table:style-name="ce3" office:value-type="float" office:value="24.92134" calcext:value-type="float">
            <text:p>24.92134</text:p>
          </table:table-cell>
          <table:table-cell table:style-name="ce3"/>
          <table:table-cell table:style-name="ce8" office:value-type="float" office:value="-0.17616" calcext:value-type="float">
            <text:p>-0.17616</text:p>
          </table:table-cell>
          <table:table-cell office:value-type="float" office:value="-0.12178" calcext:value-type="float">
            <text:p>-0.12178</text:p>
          </table:table-cell>
          <table:table-cell table:number-columns-repeated="1008"/>
        </table:table-row>
        <table:table-row table:style-name="ro2">
          <table:table-cell office:value-type="float" office:value="477255" calcext:value-type="float">
            <text:p>477255</text:p>
          </table:table-cell>
          <table:table-cell table:number-columns-repeated="3"/>
          <table:table-cell table:style-name="ce3" office:value-type="float" office:value="25.12427" calcext:value-type="float">
            <text:p>25.12427</text:p>
          </table:table-cell>
          <table:table-cell table:style-name="ce3"/>
          <table:table-cell table:style-name="ce3" office:value-type="float" office:value="25.09067" calcext:value-type="float">
            <text:p>25.09067</text:p>
          </table:table-cell>
          <table:table-cell table:style-name="ce3"/>
          <table:table-cell table:style-name="ce3" office:value-type="float" office:value="25.03942" calcext:value-type="float">
            <text:p>25.03942</text:p>
          </table:table-cell>
          <table:table-cell table:style-name="ce3"/>
          <table:table-cell table:style-name="ce3" office:value-type="float" office:value="24.9771" calcext:value-type="float">
            <text:p>24.9771</text:p>
          </table:table-cell>
          <table:table-cell table:style-name="ce3"/>
          <table:table-cell table:style-name="ce3" office:value-type="float" office:value="24.92004" calcext:value-type="float">
            <text:p>24.9200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6" calcext:value-type="float">
            <text:p>477236</text:p>
          </table:table-cell>
          <table:table-cell table:number-columns-repeated="3"/>
          <table:table-cell table:style-name="ce3" office:value-type="float" office:value="25.40873" calcext:value-type="float">
            <text:p>25.40873</text:p>
          </table:table-cell>
          <table:table-cell table:style-name="ce3"/>
          <table:table-cell table:style-name="ce3" office:value-type="float" office:value="25.09307" calcext:value-type="float">
            <text:p>25.09307</text:p>
          </table:table-cell>
          <table:table-cell table:style-name="ce3"/>
          <table:table-cell table:style-name="ce3" office:value-type="float" office:value="25.03795" calcext:value-type="float">
            <text:p>25.03795</text:p>
          </table:table-cell>
          <table:table-cell table:style-name="ce3"/>
          <table:table-cell table:style-name="ce3" office:value-type="float" office:value="24.97756" calcext:value-type="float">
            <text:p>24.97756</text:p>
          </table:table-cell>
          <table:table-cell table:style-name="ce3"/>
          <table:table-cell table:style-name="ce3" office:value-type="float" office:value="24.91709" calcext:value-type="float">
            <text:p>24.9170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185" calcext:value-type="float">
            <text:p>477185</text:p>
          </table:table-cell>
          <table:table-cell table:number-columns-repeated="3"/>
          <table:table-cell table:style-name="ce3" office:value-type="float" office:value="25.10461" calcext:value-type="float">
            <text:p>25.10461</text:p>
          </table:table-cell>
          <table:table-cell table:style-name="ce3"/>
          <table:table-cell table:style-name="ce3" office:value-type="float" office:value="25.0939" calcext:value-type="float">
            <text:p>25.0939</text:p>
          </table:table-cell>
          <table:table-cell table:style-name="ce3"/>
          <table:table-cell table:style-name="ce3" office:value-type="float" office:value="25.04035" calcext:value-type="float">
            <text:p>25.04035</text:p>
          </table:table-cell>
          <table:table-cell table:style-name="ce3"/>
          <table:table-cell table:style-name="ce3" office:value-type="float" office:value="24.97609" calcext:value-type="float">
            <text:p>24.97609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1" calcext:value-type="float">
            <text:p>477231</text:p>
          </table:table-cell>
          <table:table-cell table:number-columns-repeated="3"/>
          <table:table-cell table:style-name="ce3" office:value-type="float" office:value="25.11633" calcext:value-type="float">
            <text:p>25.11633</text:p>
          </table:table-cell>
          <table:table-cell table:style-name="ce3"/>
          <table:table-cell table:style-name="ce3" office:value-type="float" office:value="25.09104" calcext:value-type="float">
            <text:p>25.09104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7581" calcext:value-type="float">
            <text:p>24.97581</text:p>
          </table:table-cell>
          <table:table-cell table:style-name="ce3"/>
          <table:table-cell table:style-name="ce3" office:value-type="float" office:value="24.92152" calcext:value-type="float">
            <text:p>24.9215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42" calcext:value-type="float">
            <text:p>477242</text:p>
          </table:table-cell>
          <table:table-cell table:number-columns-repeated="3"/>
          <table:table-cell table:style-name="ce3" office:value-type="float" office:value="25.10886" calcext:value-type="float">
            <text:p>25.10886</text:p>
          </table:table-cell>
          <table:table-cell table:style-name="ce3"/>
          <table:table-cell table:style-name="ce3" office:value-type="float" office:value="25.09159" calcext:value-type="float">
            <text:p>25.09159</text:p>
          </table:table-cell>
          <table:table-cell table:style-name="ce3"/>
          <table:table-cell table:style-name="ce3" office:value-type="float" office:value="25.03629" calcext:value-type="float">
            <text:p>25.03629</text:p>
          </table:table-cell>
          <table:table-cell table:style-name="ce3"/>
          <table:table-cell table:style-name="ce3" office:value-type="float" office:value="24.98144" calcext:value-type="float">
            <text:p>24.98144</text:p>
          </table:table-cell>
          <table:table-cell table:style-name="ce3"/>
          <table:table-cell table:style-name="ce3" office:value-type="float" office:value="24.923" calcext:value-type="float">
            <text:p>24.923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88" calcext:value-type="float">
            <text:p>477288</text:p>
          </table:table-cell>
          <table:table-cell table:number-columns-repeated="3"/>
          <table:table-cell table:style-name="ce3" office:value-type="float" office:value="25.10673" calcext:value-type="float">
            <text:p>25.10673</text:p>
          </table:table-cell>
          <table:table-cell table:style-name="ce3"/>
          <table:table-cell table:style-name="ce3" office:value-type="float" office:value="25.08864" calcext:value-type="float">
            <text:p>25.08864</text:p>
          </table:table-cell>
          <table:table-cell table:style-name="ce3"/>
          <table:table-cell table:style-name="ce3" office:value-type="float" office:value="25.03813" calcext:value-type="float">
            <text:p>25.03813</text:p>
          </table:table-cell>
          <table:table-cell table:style-name="ce3"/>
          <table:table-cell table:style-name="ce3" office:value-type="float" office:value="24.97821" calcext:value-type="float">
            <text:p>24.97821</text:p>
          </table:table-cell>
          <table:table-cell table:style-name="ce3"/>
          <table:table-cell table:style-name="ce3" office:value-type="float" office:value="24.91146" calcext:value-type="float">
            <text:p>24.911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74" calcext:value-type="float">
            <text:p>477274</text:p>
          </table:table-cell>
          <table:table-cell table:formula="of:=SUM([.A44:.A52])/9" office:value-type="float" office:value="477253.222222222" calcext:value-type="float">
            <text:p>477253.2222222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25.09279" calcext:value-type="float">
            <text:p>25.09279</text:p>
          </table:table-cell>
          <table:table-cell table:style-name="ce3"/>
          <table:table-cell table:style-name="ce3" office:value-type="float" office:value="25.09288" calcext:value-type="float">
            <text:p>25.09288</text:p>
          </table:table-cell>
          <table:table-cell table:style-name="ce3"/>
          <table:table-cell table:style-name="ce3" office:value-type="float" office:value="25.03915" calcext:value-type="float">
            <text:p>25.03915</text:p>
          </table:table-cell>
          <table:table-cell table:style-name="ce3"/>
          <table:table-cell table:style-name="ce3" office:value-type="float" office:value="24.97886" calcext:value-type="float">
            <text:p>24.97886</text:p>
          </table:table-cell>
          <table:table-cell table:style-name="ce3"/>
          <table:table-cell table:style-name="ce3" office:value-type="float" office:value="24.91349" calcext:value-type="float">
            <text:p>24.9134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5" calcext:value-type="float">
            <text:p>531085</text:p>
          </table:table-cell>
          <table:table-cell table:number-columns-repeated="3"/>
          <table:table-cell table:style-name="ce3" office:value-type="float" office:value="25.09658" calcext:value-type="float">
            <text:p>25.09658</text:p>
          </table:table-cell>
          <table:table-cell table:style-name="ce3"/>
          <table:table-cell table:style-name="ce3" office:value-type="float" office:value="25.09039" calcext:value-type="float">
            <text:p>25.09039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8098" calcext:value-type="float">
            <text:p>24.98098</text:p>
          </table:table-cell>
          <table:table-cell table:style-name="ce3"/>
          <table:table-cell table:style-name="ce3" office:value-type="float" office:value="24.91155" calcext:value-type="float">
            <text:p>24.91155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1" calcext:value-type="float">
            <text:p>531101</text:p>
          </table:table-cell>
          <table:table-cell table:number-columns-repeated="3"/>
          <table:table-cell table:style-name="ce3" office:value-type="float" office:value="25.09704" calcext:value-type="float">
            <text:p>25.09704</text:p>
          </table:table-cell>
          <table:table-cell table:style-name="ce3"/>
          <table:table-cell table:style-name="ce3" office:value-type="float" office:value="25.08679" calcext:value-type="float">
            <text:p>25.08679</text:p>
          </table:table-cell>
          <table:table-cell table:style-name="ce3"/>
          <table:table-cell table:style-name="ce3" office:value-type="float" office:value="25.03573" calcext:value-type="float">
            <text:p>25.03573</text:p>
          </table:table-cell>
          <table:table-cell table:style-name="ce3"/>
          <table:table-cell table:style-name="ce3" office:value-type="float" office:value="24.97083" calcext:value-type="float">
            <text:p>24.97083</text:p>
          </table:table-cell>
          <table:table-cell table:style-name="ce3"/>
          <table:table-cell table:style-name="ce3" office:value-type="float" office:value="24.91247" calcext:value-type="float">
            <text:p>24.91247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54" calcext:value-type="float">
            <text:p>531054</text:p>
          </table:table-cell>
          <table:table-cell table:number-columns-repeated="3"/>
          <table:table-cell table:style-name="ce3" office:value-type="float" office:value="25.10572" calcext:value-type="float">
            <text:p>25.10572</text:p>
          </table:table-cell>
          <table:table-cell table:style-name="ce3"/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472" calcext:value-type="float">
            <text:p>25.03472</text:p>
          </table:table-cell>
          <table:table-cell table:style-name="ce3"/>
          <table:table-cell table:style-name="ce3" office:value-type="float" office:value="24.97341" calcext:value-type="float">
            <text:p>24.97341</text:p>
          </table:table-cell>
          <table:table-cell table:style-name="ce3"/>
          <table:table-cell table:style-name="ce3" office:value-type="float" office:value="24.91866" calcext:value-type="float">
            <text:p>24.9186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76" calcext:value-type="float">
            <text:p>531076</text:p>
          </table:table-cell>
          <table:table-cell table:number-columns-repeated="3"/>
          <table:table-cell table:style-name="ce3" office:value-type="float" office:value="25.10581" calcext:value-type="float">
            <text:p>25.10581</text:p>
          </table:table-cell>
          <table:table-cell table:style-name="ce3"/>
          <table:table-cell table:style-name="ce3" office:value-type="float" office:value="25.09187" calcext:value-type="float">
            <text:p>25.09187</text:p>
          </table:table-cell>
          <table:table-cell table:style-name="ce3"/>
          <table:table-cell table:style-name="ce3" office:value-type="float" office:value="25.03545" calcext:value-type="float">
            <text:p>25.03545</text:p>
          </table:table-cell>
          <table:table-cell table:style-name="ce3"/>
          <table:table-cell table:style-name="ce3" office:value-type="float" office:value="24.97692" calcext:value-type="float">
            <text:p>24.97692</text:p>
          </table:table-cell>
          <table:table-cell table:style-name="ce3"/>
          <table:table-cell table:style-name="ce3" office:value-type="float" office:value="24.92014" calcext:value-type="float">
            <text:p>24.9201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2" calcext:value-type="float">
            <text:p>531082</text:p>
          </table:table-cell>
          <table:table-cell table:number-columns-repeated="3"/>
          <table:table-cell table:style-name="ce3" office:value-type="float" office:value="25.09833" calcext:value-type="float">
            <text:p>25.09833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99" calcext:value-type="float">
            <text:p>25.02899</text:p>
          </table:table-cell>
          <table:table-cell table:style-name="ce3"/>
          <table:table-cell table:style-name="ce3" office:value-type="float" office:value="24.97877" calcext:value-type="float">
            <text:p>24.97877</text:p>
          </table:table-cell>
          <table:table-cell table:style-name="ce3"/>
          <table:table-cell table:style-name="ce3" office:value-type="float" office:value="24.91746" calcext:value-type="float">
            <text:p>24.917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8" calcext:value-type="float">
            <text:p>531088</text:p>
          </table:table-cell>
          <table:table-cell table:number-columns-repeated="3"/>
          <table:table-cell table:style-name="ce3" office:value-type="float" office:value="25.10101" calcext:value-type="float">
            <text:p>25.10101</text:p>
          </table:table-cell>
          <table:table-cell table:style-name="ce3"/>
          <table:table-cell table:style-name="ce3" office:value-type="float" office:value="25.09297" calcext:value-type="float">
            <text:p>25.09297</text:p>
          </table:table-cell>
          <table:table-cell table:style-name="ce3"/>
          <table:table-cell table:style-name="ce3" office:value-type="float" office:value="25.02678" calcext:value-type="float">
            <text:p>25.02678</text:p>
          </table:table-cell>
          <table:table-cell table:style-name="ce3"/>
          <table:table-cell table:style-name="ce3" office:value-type="float" office:value="24.96907" calcext:value-type="float">
            <text:p>24.96907</text:p>
          </table:table-cell>
          <table:table-cell table:style-name="ce3"/>
          <table:table-cell table:style-name="ce3" office:value-type="float" office:value="24.91571" calcext:value-type="float">
            <text:p>24.91571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37" calcext:value-type="float">
            <text:p>531137</text:p>
          </table:table-cell>
          <table:table-cell table:number-columns-repeated="3"/>
          <table:table-cell table:style-name="ce3" office:value-type="float" office:value="25.10267" calcext:value-type="float">
            <text:p>25.10267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62" calcext:value-type="float">
            <text:p>25.02862</text:p>
          </table:table-cell>
          <table:table-cell table:style-name="ce3"/>
          <table:table-cell table:style-name="ce3" office:value-type="float" office:value="24.96501" calcext:value-type="float">
            <text:p>24.96501</text:p>
          </table:table-cell>
          <table:table-cell table:style-name="ce3"/>
          <table:table-cell table:style-name="ce3" office:value-type="float" office:value="24.91506" calcext:value-type="float">
            <text:p>24.9150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7" calcext:value-type="float">
            <text:p>531107</text:p>
          </table:table-cell>
          <table:table-cell table:number-columns-repeated="3"/>
          <table:table-cell table:style-name="ce3" office:value-type="float" office:value="25.10304" calcext:value-type="float">
            <text:p>25.10304</text:p>
          </table:table-cell>
          <table:table-cell table:style-name="ce3"/>
          <table:table-cell table:style-name="ce3" office:value-type="float" office:value="25.0951" calcext:value-type="float">
            <text:p>25.0951</text:p>
          </table:table-cell>
          <table:table-cell table:style-name="ce3"/>
          <table:table-cell table:style-name="ce3" office:value-type="float" office:value="25.02622" calcext:value-type="float">
            <text:p>25.02622</text:p>
          </table:table-cell>
          <table:table-cell table:style-name="ce3"/>
          <table:table-cell table:style-name="ce3" office:value-type="float" office:value="24.97452" calcext:value-type="float">
            <text:p>24.97452</text:p>
          </table:table-cell>
          <table:table-cell table:style-name="ce3"/>
          <table:table-cell table:style-name="ce3" office:value-type="float" office:value="24.91728" calcext:value-type="float">
            <text:p>24.917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5" calcext:value-type="float">
            <text:p>531105</text:p>
          </table:table-cell>
          <table:table-cell table:number-columns-repeated="3"/>
          <table:table-cell table:style-name="ce3" office:value-type="float" office:value="25.10313" calcext:value-type="float">
            <text:p>25.10313</text:p>
          </table:table-cell>
          <table:table-cell table:style-name="ce3" table:formula="of:=AVERAGE([.E45:.E61])" office:value-type="float" office:value="25.1225041176471" calcext:value-type="float">
            <text:p>25.1225041176</text:p>
          </table:table-cell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25" calcext:value-type="float">
            <text:p>25.0325</text:p>
          </table:table-cell>
          <table:table-cell table:style-name="ce3"/>
          <table:table-cell table:style-name="ce3" office:value-type="float" office:value="24.97166" calcext:value-type="float">
            <text:p>24.97166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9" calcext:value-type="float">
            <text:p>531089</text:p>
          </table:table-cell>
          <table:table-cell table:number-columns-repeated="3"/>
          <table:table-cell table:style-name="ce3" table:number-columns-repeated="2"/>
          <table:table-cell table:style-name="ce3" office:value-type="float" office:value="25.09057" calcext:value-type="float">
            <text:p>25.09057</text:p>
          </table:table-cell>
          <table:table-cell table:style-name="ce3"/>
          <table:table-cell table:style-name="ce3" office:value-type="float" office:value="25.03112" calcext:value-type="float">
            <text:p>25.03112</text:p>
          </table:table-cell>
          <table:table-cell table:style-name="ce3"/>
          <table:table-cell table:style-name="ce3" office:value-type="float" office:value="24.97387" calcext:value-type="float">
            <text:p>24.97387</text:p>
          </table:table-cell>
          <table:table-cell table:style-name="ce3"/>
          <table:table-cell table:style-name="ce3" office:value-type="float" office:value="24.91598" calcext:value-type="float">
            <text:p>24.9159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63" calcext:value-type="float">
            <text:p>531063</text:p>
          </table:table-cell>
          <table:table-cell table:formula="of:=SUM([.A53:.A63])/11" office:value-type="float" office:value="531089.727272727" calcext:value-type="float">
            <text:p>531089.72727272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number-columns-repeated="2"/>
          <table:table-cell table:style-name="ce3" office:value-type="float" office:value="25.09242" calcext:value-type="float">
            <text:p>25.09242</text:p>
          </table:table-cell>
          <table:table-cell table:style-name="ce3"/>
          <table:table-cell table:style-name="ce3" office:value-type="float" office:value="25.03665" calcext:value-type="float">
            <text:p>25.03665</text:p>
          </table:table-cell>
          <table:table-cell table:style-name="ce3"/>
          <table:table-cell table:style-name="ce3" office:value-type="float" office:value="24.97027" calcext:value-type="float">
            <text:p>24.97027</text:p>
          </table:table-cell>
          <table:table-cell table:style-name="ce3"/>
          <table:table-cell table:style-name="ce3" office:value-type="float" office:value="24.91608" calcext:value-type="float">
            <text:p>24.9160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7" calcext:value-type="float">
            <text:p>25.0927</text:p>
          </table:table-cell>
          <table:table-cell table:style-name="ce3"/>
          <table:table-cell table:style-name="ce3" office:value-type="float" office:value="25.03758" calcext:value-type="float">
            <text:p>25.03758</text:p>
          </table:table-cell>
          <table:table-cell table:style-name="ce3" table:formula="of:= AVERAGE([.I45:.I64])" office:value-type="float" office:value="25.034984" calcext:value-type="float">
            <text:p>25.034984</text:p>
          </table:table-cell>
          <table:table-cell table:style-name="ce3" office:value-type="float" office:value="24.96944" calcext:value-type="float">
            <text:p>24.96944</text:p>
          </table:table-cell>
          <table:table-cell table:style-name="ce3"/>
          <table:table-cell table:style-name="ce3" office:value-type="float" office:value="24.92328" calcext:value-type="float">
            <text:p>24.923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Measuring 15 lbs at the center and corners</text:p>
          </table:table-cell>
          <table:table-cell table:style-name="ce2" table:number-columns-repeated="3"/>
          <table:table-cell table:style-name="ce3" table:number-columns-repeated="2"/>
          <table:table-cell table:style-name="ce3" office:value-type="float" office:value="25.09501" calcext:value-type="float">
            <text:p>25.09501</text:p>
          </table:table-cell>
          <table:table-cell table:style-name="ce3" table:number-columns-repeated="3"/>
          <table:table-cell table:style-name="ce3" office:value-type="float" office:value="24.97073" calcext:value-type="float">
            <text:p>24.97073</text:p>
          </table:table-cell>
          <table:table-cell table:style-name="ce3" table:formula="of:=AVERAGE([.K45:.K65])" office:value-type="float" office:value="24.974769047619" calcext:value-type="float">
            <text:p>24.9747690476</text:p>
          </table:table-cell>
          <table:table-cell table:style-name="ce3" office:value-type="float" office:value="24.91792" calcext:value-type="float">
            <text:p>24.9179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5.239" calcext:value-type="float">
            <text:p>15.239</text:p>
          </table:table-cell>
          <table:table-cell table:style-name="ce3" table:number-columns-repeated="5"/>
          <table:table-cell table:style-name="ce3" office:value-type="float" office:value="25.08864" calcext:value-type="float">
            <text:p>25.08864</text:p>
          </table:table-cell>
          <table:table-cell table:style-name="ce3" table:number-columns-repeated="5"/>
          <table:table-cell table:style-name="ce3" office:value-type="float" office:value="24.91912" calcext:value-type="float">
            <text:p>24.91912</text:p>
          </table:table-cell>
          <table:table-cell table:style-name="ce3" table:formula="of:=AVERAGE([.M45:.M66])" office:value-type="float" office:value="24.9173513636364" calcext:value-type="float">
            <text:p>24.9173513636</text:p>
          </table:table-cell>
          <table:table-cell table:style-name="ce8" table:formula="of:=([.F61]-[.N66])/[.F61]" office:value-type="float" office:value="0.0081660949501682" calcext:value-type="float">
            <text:p>0.008166095</text:p>
          </table:table-cell>
          <table:table-cell table:number-columns-repeated="1009"/>
        </table:table-row>
        <table:table-row table:style-name="ro2">
          <table:table-cell table:style-name="ce3" office:value-type="float" office:value="14.912" calcext:value-type="float">
            <text:p>14.912</text:p>
          </table:table-cell>
          <table:table-cell table:style-name="ce3" table:number-columns-repeated="5"/>
          <table:table-cell table:style-name="ce3" office:value-type="float" office:value="25.09491" calcext:value-type="float">
            <text:p>25.09491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861" calcext:value-type="float">
            <text:p>14.861</text:p>
          </table:table-cell>
          <table:table-cell table:style-name="ce3" table:number-columns-repeated="5"/>
          <table:table-cell table:style-name="ce3" office:value-type="float" office:value="25.09565" calcext:value-type="float">
            <text:p>25.09565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721" calcext:value-type="float">
            <text:p>14.721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4"/>
          <table:table-cell table:style-name="ce3" office:value-type="float" office:value="25.08993" calcext:value-type="float">
            <text:p>25.08993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513" calcext:value-type="float">
            <text:p>14.513</text:p>
          </table:table-cell>
          <table:table-cell table:style-name="ce3" table:formula="of:=[.A66]-[.A70]" office:value-type="float" office:value="0.726000000000001" calcext:value-type="float">
            <text:p>0.726</text:p>
          </table:table-cell>
          <table:table-cell table:style-name="ce3" table:number-columns-repeated="4"/>
          <table:table-cell table:style-name="ce3" office:value-type="float" office:value="25.09297" calcext:value-type="float">
            <text:p>25.09297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878" calcext:value-type="float">
            <text:p>25.0878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24" calcext:value-type="float">
            <text:p>25.09224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6" calcext:value-type="float">
            <text:p>25.0926</text:p>
          </table:table-cell>
          <table:table-cell table:style-name="ce3" table:formula="of:=AVERAGE([.G45:.G73])" office:value-type="float" office:value="25.0918193103448" calcext:value-type="float">
            <text:p>25.0918193103</text:p>
          </table:table-cell>
          <table:table-cell table:style-name="ce3" table:number-columns-repeated="6"/>
          <table:table-cell table:style-name="ce8"/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ching Resistor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inding pairs of resistors that most closely match their corresponding Load Sensor resistor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mplifier 1 and Load Sensor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/>
        </table:table-row>
        <table:table-row table:style-name="ro2">
          <table:table-cell office:value-type="string" calcext:value-type="string">
            <text:p>A B</text:p>
          </table:table-cell>
          <table:table-cell table:style-name="ce11" office:value-type="float" office:value="29253" calcext:value-type="float">
            <text:p>29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69212" calcext:value-type="float">
            <text:p>-369212</text:p>
          </table:table-cell>
          <table:table-cell table:formula="of:=[.B6]-[.B5]" office:value-type="float" office:value="-398465" calcext:value-type="float">
            <text:p>-398465</text:p>
          </table:table-cell>
          <table:table-cell office:value-type="string" calcext:value-type="string">
            <text:p>B &gt; A</text:p>
          </table:table-cell>
          <table:table-cell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313992" calcext:value-type="float">
            <text:p>-3139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-27409" calcext:value-type="float">
            <text:p>-27409</text:p>
          </table:table-cell>
          <table:table-cell table:formula="of:=[.B8]-[.B7]" office:value-type="float" office:value="286583" calcext:value-type="float">
            <text:p>286583</text:p>
          </table:table-cell>
          <table:table-cell office:value-type="string" calcext:value-type="string">
            <text:p>B &gt; C</text:p>
          </table:table-cell>
          <table:table-cell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-33650" calcext:value-type="float">
            <text:p>-336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293905" calcext:value-type="float">
            <text:p>-293905</text:p>
          </table:table-cell>
          <table:table-cell table:formula="of:=[.B10]-[.B9]" office:value-type="float" office:value="-260255" calcext:value-type="float">
            <text:p>-260255</text:p>
          </table:table-cell>
          <table:table-cell office:value-type="string" calcext:value-type="string">
            <text:p>D &gt; C</text:p>
          </table:table-cell>
          <table:table-cell/>
        </table:table-row>
        <table:table-row table:style-name="ro2">
          <table:table-cell office:value-type="string" calcext:value-type="string">
            <text:p>B D</text:p>
          </table:table-cell>
          <table:table-cell office:value-type="float" office:value="-170110" calcext:value-type="float">
            <text:p>-170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155505" calcext:value-type="float">
            <text:p>-155505</text:p>
          </table:table-cell>
          <table:table-cell table:formula="of:=[.B12]-[.B11]" office:value-type="float" office:value="14605" calcext:value-type="float">
            <text:p>14605</text:p>
          </table:table-cell>
          <table:table-cell office:value-type="string" calcext:value-type="string">
            <text:p>B &gt; D</text:p>
          </table:table-cell>
          <table:table-cell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-229343" calcext:value-type="float">
            <text:p>-2293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110304" calcext:value-type="float">
            <text:p>-110304</text:p>
          </table:table-cell>
          <table:table-cell table:formula="of:=[.B14]-[.B13]" office:value-type="float" office:value="119039" calcext:value-type="float">
            <text:p>119039</text:p>
          </table:table-cell>
          <table:table-cell office:value-type="string" calcext:value-type="string">
            <text:p>C &gt; A</text:p>
          </table:table-cell>
          <table:table-cell/>
        </table:table-row>
        <table:table-row table:style-name="ro2">
          <table:table-cell table:style-name="ce10" office:value-type="string" calcext:value-type="string">
            <text:p>Use C B as R1 R2</text:p>
          </table:table-cell>
          <table:table-cell office:value-type="float" office:value="-29993" calcext:value-type="float">
            <text:p>-29993</text:p>
          </table:table-cell>
          <table:table-cell office:value-type="string" calcext:value-type="string">
            <text:p>The value that is a) negative and b) closest to zero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mplifier 2 and Load Sensor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4800" calcext:value-type="float">
            <text:p>4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-210850" calcext:value-type="float">
            <text:p>-2108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173892" calcext:value-type="float">
            <text:p>173892</text:p>
          </table:table-cell>
          <table:table-cell table:formula="of:=[.B21]-[.B20]" office:value-type="float" office:value="384742" calcext:value-type="float">
            <text:p>384742</text:p>
          </table:table-cell>
          <table:table-cell office:value-type="string" calcext:value-type="string">
            <text:p>A &gt; B</text:p>
          </table:table-cell>
          <table:table-cell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100692" calcext:value-type="float">
            <text:p>-1006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64269" calcext:value-type="float">
            <text:p>64269</text:p>
          </table:table-cell>
          <table:table-cell table:formula="of:=[.B23]-[.B22]" office:value-type="float" office:value="164961" calcext:value-type="float">
            <text:p>164961</text:p>
          </table:table-cell>
          <table:table-cell office:value-type="string" calcext:value-type="string">
            <text:p>B &gt; C</text:p>
          </table:table-cell>
          <table:table-cell office:value-type="string" calcext:value-type="string">
            <text:p>good, but positive</text:p>
          </table:table-cell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141662" calcext:value-type="float">
            <text:p>1416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158904" calcext:value-type="float">
            <text:p>-158904</text:p>
          </table:table-cell>
          <table:table-cell table:formula="of:=[.B25]-[.B24]" office:value-type="float" office:value="-300566" calcext:value-type="float">
            <text:p>-300566</text:p>
          </table:table-cell>
          <table:table-cell office:value-type="string" calcext:value-type="string">
            <text:p>D &gt; C</text:p>
          </table:table-cell>
          <table:table-cell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256994" calcext:value-type="float">
            <text:p>2569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264435" calcext:value-type="float">
            <text:p>-264435</text:p>
          </table:table-cell>
          <table:table-cell table:formula="of:=[.B27]-[.B26]" office:value-type="float" office:value="-521429" calcext:value-type="float">
            <text:p>-521429</text:p>
          </table:table-cell>
          <table:table-cell office:value-type="string" calcext:value-type="string">
            <text:p>A &gt; C</text:p>
          </table:table-cell>
          <table:table-cell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86592" calcext:value-type="float">
            <text:p>-86592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Use D B as R1 R2</text:p>
          </table:table-cell>
          <table:table-cell office:value-type="float" office:value="-88291" calcext:value-type="float">
            <text:p>-88291</text:p>
          </table:table-cell>
          <table:table-cell office:value-type="string" calcext:value-type="string">
            <text:p>negative and close to zero.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mplifier 3 and Load Sensor 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6996" calcext:value-type="float">
            <text:p>69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 A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Calibrating design V1'.A66:'Calibrating design V1'.A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22:00:37.003679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2:55.615360450</meta:creation-date>
    <dc:date>2016-04-27T22:26:00.992579733</dc:date>
    <meta:editing-duration>P2DT30M40S</meta:editing-duration>
    <meta:editing-cycles>33</meta:editing-cycles>
    <meta:generator>LibreOffice/4.2.8.2$Linux_X86_64 LibreOffice_project/420m0$Build-2</meta:generator>
    <meta:document-statistic meta:table-count="2" meta:cell-count="390" meta:object-count="0"/>
  </office:meta>
</office:document-meta>
</file>